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Preformatted_20_Text">
      <style:paragraph-properties fo:margin-top="0cm" fo:margin-bottom="0.499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1"/>Validações brasileiras no CakePHP -</text:h>
      <text:section text:style-name="Sect1" text:name="reader-header">
        <text:section text:style-name="Sect1" text:name="reader-credits">
          <text:p text:style-name="Text_20_body">CakePHP Desenvolvimento</text:p>
        </text:section>
      </text:section>
      <text:section text:style-name="Sect1" text:name="Seção1">
        <text:p text:style-name="Standard"><text:bookmark text:name="moz-reader-content"/></text:p>
        <text:section text:style-name="Sect1" text:name="Seção2">
          <text:p text:style-name="Text_20_body"><text:bookmark text:name="readability-page-1"/>No CakePHP temos diversas validações que servem para os EUA, porém nenhuma para os padrões brasileiros. Pensando nisso, resolvi fazer um behavior para fazer este tipo de validação. Por enquanto ele só valida CPF, CNPJ, telefone e CEP.</text:p>
          <text:p text:style-name="Text_20_body">O código está junto do projeto CakePTBR no GitHub(http://github.com/jrbasso/cake_ptbr/tree/master). Eu coloquei ele na forma de plugin, então basta copiar a pasta plugins para dentro do seu projeto (pasta app). Feito isto, ele já está instalado e já pode ser usado nas models.</text:p>
          <text:p text:style-name="Text_20_body">Nas models, deve ser incluído o behavior e usar a validação normalmente. Exemplo:</text:p>
          <text:p text:style-name="Preformatted_20_Text"><text:span text:style-name="Source_20_Text">class Usuario extends AppModel {</text:span></text:p>
          <text:p text:style-name="Preformatted_20_Text"><text:span text:style-name="Source_20_Text"><text:s/>var $name = 'Usuario';</text:span></text:p>
          <text:p text:style-name="Preformatted_20_Text"><text:span text:style-name="Source_20_Text"><text:s/>var $actsAs = array('CakeBr.Validacao'); // Aqui inclui o behavior do plugin CakeBr</text:span></text:p>
          <text:p text:style-name="Preformatted_20_Text"><text:span text:style-name="Source_20_Text"><text:s/>var $validates = array(</text:span></text:p>
          <text:p text:style-name="Preformatted_20_Text"><text:span text:style-name="Source_20_Text"><text:s text:c="2"/>'cpf' =&gt; array(</text:span></text:p>
          <text:p text:style-name="Preformatted_20_Text"><text:span text:style-name="Source_20_Text"><text:s text:c="3"/>'rule' =&gt; 'cpf'</text:span></text:p>
          <text:p text:style-name="Preformatted_20_Text"><text:span text:style-name="Source_20_Text"><text:s text:c="2"/>)</text:span></text:p>
          <text:p text:style-name="Preformatted_20_Text"><text:span text:style-name="Source_20_Text"><text:s/>);</text:span></text:p>
          <text:p text:style-name="P1"><text:span text:style-name="Source_20_Text">}</text:span></text:p>
          <text:p text:style-name="Text_20_body">Este exemplo mostra como validar o campo cpf. Mais detalhes de como funciona a validação, veja no CookBook.</text:p>
          <text:p text:style-name="Text_20_body">Bem, mas afinal, o que será validado?! Vamos detalhar um pouco mais cada uma das quatro funções de validação:</text:p>
          <text:h text:style-name="Heading_20_4" text:outline-level="4">CPF</text:h>
          <text:p text:style-name="Text_20_body">Se a regra for declarada apenas como cpf (idem exemplo acima), ele irá validar o CPF no formato XXX.XXX.XXX-XX e também fará o teste do dígito verificador (dois últimos números) para verificar se é um CPF válido. Em determinadas situações, deseja-se enviar pro banco apenas os números, sem a formatação, pra isso, coloquei um parâmetro opcional que pode ser passado para fazer este teste. Na rule, deve ser colocado:</text:p>
          <text:p text:style-name="Preformatted_20_Text"><text:span text:style-name="Source_20_Text">var $validates = array(</text:span></text:p>
          <text:p text:style-name="Preformatted_20_Text"><text:span text:style-name="Source_20_Text"><text:s text:c="2"/>'cpf' =&gt; array(</text:span></text:p>
          <text:p text:style-name="Preformatted_20_Text"><text:span text:style-name="Source_20_Text"><text:s text:c="3"/>'rule' =&gt; array('cpf', true)</text:span></text:p>
          <text:p text:style-name="Preformatted_20_Text"><text:span text:style-name="Source_20_Text"><text:s text:c="2"/>)</text:span></text:p>
          <text:p text:style-name="P1"><text:span text:style-name="Source_20_Text"><text:s/>);</text:span></text:p>
          <text:p text:style-name="Text_20_body">Deste modo ele irá validar apenas números.</text:p>
          <text:h text:style-name="Heading_20_4" text:outline-level="4">CNPJ</text:h>
          <text:p text:style-name="Text_20_body">Mesmo funcionamento do CPF, porém para CNPJ. A regra de apenas números também é válida. O formato do CPNJ é considerado XX.XXX.XXX/XXXX-XX.</text:p>
          <text:h text:style-name="Heading_20_4" text:outline-level="4"><text:soft-page-break/>CEP</text:h>
          <text:p text:style-name="Text_20_body">O CEP, por padrão, vai ser considerado nos formatos XXXXXXXX ou XXXXX-XXX. Caso queira alterar o separador, você pode definir da seguinte maneira:</text:p>
          <text:p text:style-name="Preformatted_20_Text"><text:span text:style-name="Source_20_Text"><text:s/>var $validates = array(</text:span></text:p>
          <text:p text:style-name="Preformatted_20_Text"><text:span text:style-name="Source_20_Text"><text:s text:c="2"/>'cep' =&gt; array(</text:span></text:p>
          <text:p text:style-name="Preformatted_20_Text"><text:span text:style-name="Source_20_Text"><text:s text:c="3"/>'rule' =&gt; array('cep', array('', '-', '.'))</text:span></text:p>
          <text:p text:style-name="Preformatted_20_Text"><text:span text:style-name="Source_20_Text"><text:s text:c="2"/>)</text:span></text:p>
          <text:p text:style-name="P1"><text:span text:style-name="Source_20_Text"><text:s/>);</text:span></text:p>
          <text:p text:style-name="Text_20_body">No exemplo acima, ele vai validar os valores padrões e XXXXX.XXX.</text:p>
          <text:h text:style-name="Heading_20_4" text:outline-level="4">Telefone</text:h>
          <text:p text:style-name="Text_20_body">A validação do telefone se dará através das formatações:</text:p>
          <text:list xml:id="list7720387056198825731" text:style-name="L3">
            <text:list-item>
              <text:p text:style-name="P7">XXXX-XXXX </text:p>
            </text:list-item>
            <text:list-item>
              <text:p text:style-name="P7">(XX) XXXX-XXX (o espaço entre o fechamento de parênteses e o número é opcional, mas limitado a 1 espaço) </text:p>
            </text:list-item>
            <text:list-item>
              <text:p text:style-name="P4">+XX (XX) XXXX-XXXX (idem anterior sobre o espaçamento) </text:p>
            </text:list-item>
          </text:list>
          <text:p text:style-name="Text_20_body">Caso deseje validar apenas números, passar o parâmetro true na validação. Neste caso, ele validará números com 8 ou 10 caracteres.</text:p>
          <text:p text:style-name="Text_20_body">Bem, são estas as validações que fiz por enquanto. Caso alguém tenha uma sugestão de nova validação ou dúvida sobre as apresentadas, fique à vontade para comentar.</text:p>
        </text:section>
      </text:section>
      <text:p text:style-name="Text_20_body"/>
      <text:h text:style-name="Heading_20_1" text:outline-level="1"><text:bookmark text:name="reader-title"/>Internacionalização e Localização</text:h>
      <text:section text:style-name="Sect1" text:name="moz-reader-content">
        <text:section text:style-name="Sect1" text:name="readability-page-1">
          <text:section text:style-name="Sect1" text:name="internacionalizacao-e-localizacao">
            <text:p text:style-name="Text_20_body">Nota</text:p>
            <text:p text:style-name="Text_20_body">Atualmente, a documentação desta página não é suportada em português.</text:p>
            <text:p text:style-name="Text_20_body">Por favor, sinta-se a vontade para nos enviar um <text:span text:style-name="Emphasis">pull request</text:span> para o <text:a xlink:type="simple" xlink:href="https://github.com/cakephp/docs">Github</text:a> ou use o botão <text:span text:style-name="Strong_20_Emphasis">IMPROVE THIS DOC</text:span> para propor suas mudanças diretamente.</text:p>
            <text:p text:style-name="Text_20_body">Você pode consultar a versão em inglês deste tópico através do seletor de idiomas localizado ao lado direito do campo de buscas da documentação.</text:p>
            <text:p text:style-name="Text_20_body">Uma das melhores maneiras para uma aplicação alcançar uma maior audiência é atender a vários idiomas. Isso muitas vezes pode provar ser uma tarefa difícil, mas a internacionalização e recursos de localização do CakePHP tornam muito mais fácil.</text:p>
            <text:p text:style-name="Text_20_body">Primeiro, é importante entender a terminologia. <text:span text:style-name="Emphasis">Internacionalização</text:span> refere-se à capacidade de um aplicativo ser localizado. O termo <text:span text:style-name="Emphasis">localização</text:span> refere-se à adaptação de uma aplicação, para atender idioma específico (ou cultura) requisitos (Isto é, uma “localidade”). Internacionalização e Localização são frequentemente abreviado como i18n (internacionalization) e l10n (localization); 18 e 10 são o número de caracteres entre a primeira e última letra de cada termo.</text:p>
            <text:section text:style-name="Sect1" text:name="configurando-traducoes">
              <text:h text:style-name="Heading_20_2" text:outline-level="2"><text:soft-page-break/>Configurando Traduções</text:h>
              <text:p text:style-name="Text_20_body">Existem apenas alguns passos para ir de um aplicativo de um único idioma a uma aplicação multi-lingual, o primeiro deles é fazer uso da função :php:func: <text:span text:style-name="Citation">__()</text:span> em seu código. Abaixo está um exemplo de algum código para uma aplicação de um único idioma:</text:p>
              <text:p text:style-name="P1">&lt;h2&gt;Popular Articles&lt;/h2&gt;</text:p>
              <text:p text:style-name="Text_20_body">Para Internacionalizar seu código, tudo que você precisa fazer é refatorar a string usando :php:func: <text:span text:style-name="Citation">__()</text:span> por exemplo:</text:p>
              <text:p text:style-name="P1">&lt;h2&gt;&lt;?= __('Popular Articles') ?&gt;&lt;/h2&gt;</text:p>
              <text:p text:style-name="Text_20_body">Fazendo nada mais, estes dois exemplos de código são funcionalmente idênticos - ambos irão enviar o mesmo conteúdo para o navegador. A função :php:func: <text:span text:style-name="Citation">__()</text:span> irá traduzir a string passada se a tradução estiver disponível, ou devolvê-la inalterada.</text:p>
              <text:section text:style-name="Sect1" text:name="arquivos-de-idiomas">
                <text:h text:style-name="Heading_20_3" text:outline-level="3">Arquivos de Idiomas</text:h>
                <text:p text:style-name="Text_20_body">Traduções podem ser disponibilizados usando arquivos de idiomas armazenados na aplicação. O formato padrão para arquivos de tradução do CakePHP é o formato <text:a xlink:type="simple" xlink:href="http://en.wikipedia.org/wiki/Gettext">Gettext</text:a>. Os arquivos precisam ser colocado dentro do Diretório <text:span text:style-name="Strong_20_Emphasis">src/Locale/</text:span> e dentro deste diretório, deve haver uma subpasta para cada idioma, por exemplo:</text:p>
                <text:p text:style-name="Preformatted_20_Text">/src</text:p>
                <text:p text:style-name="Preformatted_20_Text"><text:s text:c="4"/>/Locale</text:p>
                <text:p text:style-name="Preformatted_20_Text"><text:s text:c="8"/>/en_US</text:p>
                <text:p text:style-name="Preformatted_20_Text"><text:s text:c="12"/>default.po</text:p>
                <text:p text:style-name="Preformatted_20_Text"><text:s text:c="8"/>/en_GB</text:p>
                <text:p text:style-name="Preformatted_20_Text"><text:s text:c="12"/>default.po</text:p>
                <text:p text:style-name="Preformatted_20_Text"><text:s text:c="12"/>validation.po</text:p>
                <text:p text:style-name="Preformatted_20_Text"><text:s text:c="8"/>/es</text:p>
                <text:p text:style-name="P1"><text:s text:c="12"/>default.po</text:p>
                <text:p text:style-name="Text_20_body">O domínio padrão é ‘default’, portanto, a pasta <text:span text:style-name="Strong_20_Emphasis">src/Locale/</text:span> deve pelo menos conter o arquivo <text:span text:style-name="Strong_20_Emphasis">default.po</text:span> como mostrado acima. Um domínio refere-se a qualquer arbitrário agrupamento de mensagens de tradução. Quando nenhum grupo é usado, o grupo padrão é selecionado.</text:p>
                <text:p text:style-name="Text_20_body">As mensagens das Strings do core extraídos da biblioteca CakePHP podem ser armazenado separadamente em um arquivo chamado <text:span text:style-name="Strong_20_Emphasis">cake.po</text:span> em <text:span text:style-name="Strong_20_Emphasis">src/Locale/</text:span>. O <text:a xlink:type="simple" xlink:href="https://github.com/cakephp/localized">CakePHP localized library</text:a> possui traduções para as mensagens traduzidas voltados para o cliente no núcleo (o domínio Cake). Para usar esses arquivos, baixar ou copiá-los para o seu local esperado: <text:span text:style-name="Strong_20_Emphasis">src/Locale/&lt;locale&gt;/cake.po</text:span>. Se sua localidade está incompleta ou incorreta, por favor envie um PR neste repositório para corrigi-lo.</text:p>
                <text:p text:style-name="Text_20_body">Plugins também podem conter arquivos de tradução, a convenção é usar o <text:span text:style-name="Source_20_Text">under_score</text:span> do nome do plugin como o domínio para a tradução mensagens:</text:p>
                <text:p text:style-name="Preformatted_20_Text">MyPlugin</text:p>
                <text:p text:style-name="Preformatted_20_Text"><text:s text:c="4"/>/src</text:p>
                <text:p text:style-name="Preformatted_20_Text"><text:s text:c="8"/>/Locale</text:p>
                <text:p text:style-name="Preformatted_20_Text"><text:s text:c="12"/>/fr</text:p>
                <text:p text:style-name="Preformatted_20_Text"><text:s text:c="16"/>my_plugin.po</text:p>
                <text:p text:style-name="Preformatted_20_Text"><text:s text:c="12"/>/de</text:p>
                <text:p text:style-name="P1"><text:soft-page-break/><text:s text:c="16"/>my_plugin.po</text:p>
                <text:p text:style-name="Text_20_body">Pastas de tradução pode ser o código ISO de duas letras do idioma ou nome do local completo, como <text:span text:style-name="Source_20_Text">fr_FR</text:span>, <text:span text:style-name="Source_20_Text">es_AR</text:span>, <text:span text:style-name="Source_20_Text">da_DK</text:span> que contém tanto o idioma e o país onde ele é falado.</text:p>
                <text:p text:style-name="Text_20_body">Um exemplo de arquivo de tradução pode ser visto como:</text:p>
                <text:p text:style-name="Preformatted_20_Text">msgid "My name is {0}"</text:p>
                <text:p text:style-name="Preformatted_20_Text">msgstr "Je m'appelle {0}"</text:p>
                <text:p text:style-name="Preformatted_20_Text"/>
                <text:p text:style-name="Preformatted_20_Text">msgid "I'm {0,number} years old"</text:p>
                <text:p text:style-name="P1">msgstr "J'ai {0,number} ans"</text:p>
              </text:section>
              <text:section text:style-name="Sect1" text:name="definir-a-localidade-padrao">
                <text:h text:style-name="Heading_20_3" text:outline-level="3">Definir a localidade padrão</text:h>
                <text:p text:style-name="Text_20_body">A localidade padrão pode ser definida em no arquivo <text:span text:style-name="Strong_20_Emphasis">config/app.php</text:span>, definindo <text:span text:style-name="Source_20_Text">App.default Locale</text:span>:</text:p>
                <text:p text:style-name="Preformatted_20_Text">'App' =&gt; [</text:p>
                <text:p text:style-name="Preformatted_20_Text"><text:s text:c="4"/>...</text:p>
                <text:p text:style-name="Preformatted_20_Text"><text:s text:c="4"/>'defaultLocale' =&gt; env('APP_DEFAULT_LOCALE', 'en_US'),</text:p>
                <text:p text:style-name="Preformatted_20_Text"><text:s text:c="4"/>...</text:p>
                <text:p text:style-name="P1">]</text:p>
                <text:p text:style-name="Text_20_body">Isto vai controlar vários aspectos da aplicação, incluindo o padrão da linguagem de traduções, o formato da data, formato de número e moeda sempre que qualquer daqueles é exibida usando as bibliotecas de localização que o CakePHP fornece.</text:p>
              </text:section>
              <text:section text:style-name="Sect1" text:name="alterando-o-local-em-tempo-de-execucao">
                <text:h text:style-name="Heading_20_3" text:outline-level="3">Alterando o local em tempo de execução</text:h>
                <text:p text:style-name="Text_20_body">Para alterar o idioma para as mensagens traduzidas você pode chamar esse método:</text:p>
                <text:p text:style-name="Preformatted_20_Text">use Cake\I18n\I18n;</text:p>
                <text:p text:style-name="Preformatted_20_Text"/>
                <text:p text:style-name="P1">I18n::locale('de_DE');</text:p>
                <text:p text:style-name="Text_20_body">Isso também irá alterar a forma como números e datas são formatadas quando usamos uma das ferramentas de localização.</text:p>
              </text:section>
            </text:section>
            <text:section text:style-name="Sect1" text:name="usando-funcoes-de-traducao">
              <text:h text:style-name="Heading_20_2" text:outline-level="2">Usando funções de tradução</text:h>
              <text:p text:style-name="Text_20_body">CakePHP fornece várias funções que o ajudarão a internacionalizar sua aplicação. O mais utilizado é :php:func: <text:span text:style-name="Citation">__()</text:span>. Esta função é usada para recuperar uma única mensagem de tradução ou devolver a mesma String se não houver tradução:</text:p>
              <text:p text:style-name="P1">echo __('Popular Articles');</text:p>
              <text:p text:style-name="Text_20_body">Se você precisa agrupar suas mensagens, por exemplo, traduções dentro de um plugin, você pode usar a função :php:func: <text:span text:style-name="Citation">__d()</text:span> para buscar mensagens de outro domínio:</text:p>
              <text:p text:style-name="P1">echo __d('my_plugin', 'Trending right now');</text:p>
              <text:p text:style-name="Text_20_body">Às vezes traduções de Strings podem ser ambíguos para as pessoas traduzindo-os. Isso pode acontecer se duas sequências são idênticas, mas referem-se a coisas diferentes. Por exemplo, <text:soft-page-break/>“letter” tem vários significados em Inglês. Para resolver esse problema, você pode usar a função :php:func: <text:span text:style-name="Citation">__x()</text:span>:</text:p>
              <text:p text:style-name="Preformatted_20_Text">echo __x('written communication', 'He read the first letter');</text:p>
              <text:p text:style-name="Preformatted_20_Text"/>
              <text:p text:style-name="P1">echo __x('alphabet learning', 'He read the first letter');</text:p>
              <text:p text:style-name="Text_20_body">O primeiro argumento é o contexto da mensagem e a segunda é a mensagem a ser traduzida.</text:p>
              <text:section text:style-name="Sect1" text:name="usando-variaveis-em-mensagens-de-traducao">
                <text:h text:style-name="Heading_20_3" text:outline-level="3">Usando variáveis em mensagens de tradução</text:h>
                <text:p text:style-name="Text_20_body">Funções de tradução permitem que você interpole variáveis para as mensagens usando marcadores especiais definidos na própria mensagem ou na string traduzida:</text:p>
                <text:p text:style-name="P1">echo __("Hello, my name is {0}, I'm {1} years old", ['Jefferson', 19]);</text:p>
                <text:p text:style-name="Text_20_body">Marcadores são numéricos, e correspondem às teclas na matriz passada. Você pode também passar variáveis como argumentos independentes para a função:</text:p>
                <text:p text:style-name="P1">echo __("Small step for {0}, Big leap for {1}", 'Man', 'Humanity');</text:p>
                <text:p text:style-name="Text_20_body">Todas as funções de tradução apoiam as substituições de espaço reservado:</text:p>
                <text:p text:style-name="Preformatted_20_Text">__d('validation', 'The field {0} cannot be left empty', 'Name');</text:p>
                <text:p text:style-name="Preformatted_20_Text"/>
                <text:p text:style-name="P1">__x('alphabet', 'He read the letter {0}', 'Z');</text:p>
                <text:p text:style-name="Text_20_body">O caracter <text:span text:style-name="Source_20_Text">'</text:span> (aspas simples) age como um código de escape na mensagem de tradução. Todas as variáveis entre aspas simples não serão substituídos e é tratado como texto literal. Por exemplo:</text:p>
                <text:p text:style-name="P1">__("This variable '{0}' be replaced.", 'will not');</text:p>
                <text:p text:style-name="Text_20_body">Ao usar duas aspas adjacentes suas variáveis e serão substituídos adequadamente:</text:p>
                <text:p text:style-name="P1">__("This variable ''{0}'' be replaced.", 'will');</text:p>
                <text:p text:style-name="Text_20_body">Estas funções tiram vantagem do <text:a xlink:type="simple" xlink:href="http://php.net/manual/en/messageformatter.format.php">UTI MessageFormatter</text:a> para que possa traduzir mensagens e localizar datas, números e moeda, ao mesmo tempo:</text:p>
                <text:p text:style-name="Preformatted_20_Text">echo __(</text:p>
                <text:p text:style-name="Preformatted_20_Text"><text:s text:c="4"/>'Hi {0,string}, your balance on the {1,date} is {2,number,currency}',</text:p>
                <text:p text:style-name="Preformatted_20_Text"><text:s text:c="4"/>['Charles', '2014-01-13 11:12:00', 1354.37]</text:p>
                <text:p text:style-name="Preformatted_20_Text">);</text:p>
                <text:p text:style-name="Preformatted_20_Text"/>
                <text:p text:style-name="Preformatted_20_Text">// Returns</text:p>
                <text:p text:style-name="P1">Hi Charles, your balance on the Jan 13, 2014, 11:12 AM is $ 1,354.37</text:p>
                <text:p text:style-name="Text_20_body">Os números em espaços reservados podem ser formatados, bem como com o controle de grão fino da saída:</text:p>
                <text:p text:style-name="Preformatted_20_Text">echo __(</text:p>
                <text:p text:style-name="Preformatted_20_Text"><text:s text:c="4"/>'You have traveled {0,number,decimal} kilometers in {1,number,integer} weeks',</text:p>
                <text:p text:style-name="Preformatted_20_Text"><text:s text:c="4"/>[5423.344, 5.1]</text:p>
                <text:p text:style-name="Preformatted_20_Text">);</text:p>
                <text:p text:style-name="Preformatted_20_Text"/>
                <text:p text:style-name="Preformatted_20_Text">// Returns</text:p>
                <text:p text:style-name="Preformatted_20_Text">You have traveled 5,423.34 kilometers in 5 weeks</text:p>
                <text:p text:style-name="Preformatted_20_Text"><text:soft-page-break/></text:p>
                <text:p text:style-name="Preformatted_20_Text">echo __('There are {0,number,#,###} people on earth', 6.1 * pow(10, 8));</text:p>
                <text:p text:style-name="Preformatted_20_Text"/>
                <text:p text:style-name="Preformatted_20_Text">// Returns</text:p>
                <text:p text:style-name="P1">There are 6,100,000,000 people on earth</text:p>
                <text:p text:style-name="Text_20_body">Esta é a lista de especificadores de formato que você pode colocar após a palavra <text:span text:style-name="Source_20_Text">number</text:span>:</text:p>
                <text:list xml:id="list9042578095744535533" text:style-name="L1">
                  <text:list-item>
                    <text:p text:style-name="P5"><text:span text:style-name="Source_20_Text">integer</text:span>: Remove a parte Decimal </text:p>
                  </text:list-item>
                  <text:list-item>
                    <text:p text:style-name="P5"><text:span text:style-name="Source_20_Text">decimal</text:span>: Formata o número como um float </text:p>
                  </text:list-item>
                  <text:list-item>
                    <text:p text:style-name="P5"><text:span text:style-name="Source_20_Text">currency</text:span>: Coloca o local do símbolo de moeda e números de casas decimais </text:p>
                  </text:list-item>
                  <text:list-item>
                    <text:p text:style-name="P2"><text:span text:style-name="Source_20_Text">percent</text:span>: Formata o número como porcentagem </text:p>
                  </text:list-item>
                </text:list>
                <text:p text:style-name="Text_20_body">Datas também pode ser formatadas usando a palavra <text:span text:style-name="Source_20_Text">date</text:span> após o número do espaço reservado. Uma lista de opções adicionais a seguir:</text:p>
                <text:list xml:id="list3951181276725443507" text:style-name="L2">
                  <text:list-item>
                    <text:p text:style-name="P6"><text:span text:style-name="Source_20_Text">short</text:span> </text:p>
                  </text:list-item>
                  <text:list-item>
                    <text:p text:style-name="P6"><text:span text:style-name="Source_20_Text">medium</text:span> </text:p>
                  </text:list-item>
                  <text:list-item>
                    <text:p text:style-name="P6"><text:span text:style-name="Source_20_Text">long</text:span> </text:p>
                  </text:list-item>
                  <text:list-item>
                    <text:p text:style-name="P3"><text:span text:style-name="Source_20_Text">full</text:span> </text:p>
                  </text:list-item>
                </text:list>
                <text:p text:style-name="Text_20_body">A palavra <text:span text:style-name="Source_20_Text">time</text:span> após o número de espaço reservado também é aceito e compreende as mesmas opções que <text:span text:style-name="Source_20_Text">date</text:span>.</text:p>
                <text:p text:style-name="Text_20_body">Nota</text:p>
                <text:p text:style-name="Text_20_body">Espaços reservados nomeados são suportados no PHP 5.5+ e são formatados como <text:span text:style-name="Source_20_Text">{name}</text:span>. Ao usar espaços reservados nomeados para passar as variáveis em uma matriz usando pares de chave/valor, por exemplo <text:span text:style-name="Source_20_Text">['name' =&gt; 'Jefferson', 'age' =&gt; 19]</text:span>.</text:p>
                <text:p text:style-name="Text_20_body">Recomenda-se usar o PHP 5.5 ou superior ao fazer uso de recursos de internacionalização no CakePHP. A extensão <text:span text:style-name="Source_20_Text">php5-intl</text:span> deve ser instalada e a versão UTI deve estar acima 48.x.y (para verificar a versão UTI <text:span text:style-name="Source_20_Text">Intl::getIcuVersion ()</text:span>).</text:p>
              </text:section>
              <text:section text:style-name="Sect1" text:name="plurais">
                <text:h text:style-name="Heading_20_3" text:outline-level="3">Plurais</text:h>
                <text:p text:style-name="Text_20_body">Uma parte crucial de internacionalizar sua aplicação é a pluralização das suas mensagens corretamente, dependendo do idioma que eles são mostrados. O CakePHP fornece algumas maneiras de selecionar corretamente plurais em suas mensagens.</text:p>
                <text:section text:style-name="Sect1" text:name="usando-uti-para-selecao-de-plural">
                  <text:h text:style-name="Heading_20_4" text:outline-level="4">Usando UTI para Seleção de Plural</text:h>
                  <text:p text:style-name="Text_20_body">O primeiro está aproveitando o formato de mensagem <text:span text:style-name="Source_20_Text">ICU</text:span> que vem por padrão nas funções de tradução. Nos arquivos de traduções você pode ter as seguintes cadeias</text:p>
                  <text:p text:style-name="Preformatted_20_Text">msgid "{0,plural,=0{No records found} =1{Found 1 record} other{Found # records}}"</text:p>
                  <text:p text:style-name="Preformatted_20_Text">msgstr "{0,plural,=0{Nenhum resultado} =1{1 resultado} other{# resultados}}"</text:p>
                  <text:p text:style-name="Preformatted_20_Text"/>
                  <text:p text:style-name="Preformatted_20_Text">msgid "{placeholder,plural,=0{No records found} =1{Found 1 record} other{Found {1} records}}"</text:p>
                  <text:p text:style-name="P1">msgstr "{placeholder,plural,=0{Nenhum resultado} =1{1 resultado} other{{1} resultados}}"</text:p>
                  <text:p text:style-name="Text_20_body"><text:soft-page-break/>E na aplicação utilize o seguinte código para a saída de uma das traduções para essa seqüência:</text:p>
                  <text:p text:style-name="Preformatted_20_Text">__('{0,plural,=0{No records found }=1{Found 1 record} other{Found # records}}', [0]);</text:p>
                  <text:p text:style-name="Preformatted_20_Text"/>
                  <text:p text:style-name="Preformatted_20_Text">// Returns "Ningún resultado" as the argument {0} is 0</text:p>
                  <text:p text:style-name="Preformatted_20_Text"/>
                  <text:p text:style-name="Preformatted_20_Text">__('{0,plural,=0{No records found} =1{Found 1 record} other{Found # records}}', [1]);</text:p>
                  <text:p text:style-name="Preformatted_20_Text"/>
                  <text:p text:style-name="Preformatted_20_Text">// Returns "1 resultado" because the argument {0} is 1</text:p>
                  <text:p text:style-name="Preformatted_20_Text"/>
                  <text:p text:style-name="Preformatted_20_Text">__('{placeholder,plural,=0{No records found} =1{Found 1 record} other{Found {1} records}}', [0, 'many', 'placeholder' =&gt; 2])</text:p>
                  <text:p text:style-name="Preformatted_20_Text"/>
                  <text:p text:style-name="Preformatted_20_Text">// Returns "many resultados" because the argument {placeholder} is 2 and</text:p>
                  <text:p text:style-name="P1">// argument {1} is 'many'</text:p>
                  <text:p text:style-name="Text_20_body">Um olhar mais atento para o formato que acabamos utilizado tornará evidente como as mensagens são construídas:</text:p>
                  <text:p text:style-name="P1">{ [count placeholder],plural, case1{message} case2{message} case3{...} ... }</text:p>
                  <text:p text:style-name="Text_20_body">O <text:span text:style-name="Source_20_Text">[count placeholder]</text:span> pode ser o número-chave de qualquer das variáveis que você passar para a função de tradução. Ele será usado para selecionar o plural correto.</text:p>
                  <text:p text:style-name="Text_20_body">Note que essa referência para <text:span text:style-name="Source_20_Text">[count placeholder]</text:span> dentro de <text:span text:style-name="Source_20_Text">{message}</text:span> você tem que usar <text:span text:style-name="Source_20_Text">#</text:span>.</text:p>
                  <text:p text:style-name="Text_20_body">Você pode usar ids de mensagem mais simples se você não deseja digitar a plena seqüência de seleção para plural em seu código</text:p>
                  <text:p text:style-name="Preformatted_20_Text">msgid "search.results"</text:p>
                  <text:p text:style-name="P1">msgstr "{0,plural,=0{Nenhum resultado} =1{1 resultado} other{{1} resultados}}"</text:p>
                  <text:p text:style-name="Text_20_body">Em seguida, use a nova string em seu código:</text:p>
                  <text:p text:style-name="Preformatted_20_Text">__('search.results', [2, 2]);</text:p>
                  <text:p text:style-name="Preformatted_20_Text"/>
                  <text:p text:style-name="P1">// Returns: "2 resultados"</text:p>
                  <text:p text:style-name="Text_20_body">A última versão tem a desvantagem na qual existe uma necessidade de arquivar mensagens e precisa de tradução para o idioma padrão mesmo, mas tem a vantagem de que torna o código mais legível.</text:p>
                  <text:p text:style-name="Text_20_body">Às vezes, usando o número de correspondência direta nos plurais é impraticável. Por exemplo, idiomas como o árabe exigem um plural diferente quando você se refere a algumas coisas. Nesses casos, você pode usar o UTI correspondentes. Em vez de escrever:</text:p>
                  <text:p text:style-name="P1">=0{No results} =1{...} other{...}</text:p>
                  <text:p text:style-name="Text_20_body">Você pode fazer:</text:p>
                  <text:p text:style-name="P1">zero{No Results} one{One result} few{...} many{...} other{...}</text:p>
                  <text:p text:style-name="Text_20_body">Certifique-se de ler a <text:a xlink:type="simple" xlink:href="http://www.unicode.org/cldr/charts/latest/supplemental/language_plural_rules.html">Language Plural Rules Guide</text:a> para obter uma visão completa dos aliases que você pode usar para cada idioma.</text:p>
                </text:section>
                <text:section text:style-name="Sect1" text:name="usando-gettext-para-selecao-de-plural">
                  <text:h text:style-name="Heading_20_4" text:outline-level="4"><text:soft-page-break/>Usando Gettext para Seleção de Plural</text:h>
                  <text:p text:style-name="Text_20_body">O segundo formato para seleção de plural aceito é a utilização das capacidades embutidas de Gettext. Neste caso, plurais será armazenado nos arquivos <text:span text:style-name="Source_20_Text">.po</text:span>, criando uma linha de tradução de mensagens separada por forma de plural:</text:p>
                  <text:p text:style-name="Preformatted_20_Text"># One message identifier for singular</text:p>
                  <text:p text:style-name="Preformatted_20_Text">msgid "One file removed"</text:p>
                  <text:p text:style-name="Preformatted_20_Text"># Another one for plural</text:p>
                  <text:p text:style-name="Preformatted_20_Text">msgid_plural "{0} files removed"</text:p>
                  <text:p text:style-name="Preformatted_20_Text"># Translation in singular</text:p>
                  <text:p text:style-name="Preformatted_20_Text">msgstr[0] "Un fichero eliminado"</text:p>
                  <text:p text:style-name="Preformatted_20_Text"># Translation in plural</text:p>
                  <text:p text:style-name="P1">msgstr[1] "{0} ficheros eliminados"</text:p>
                  <text:p text:style-name="Text_20_body">Ao usar este outro formato, você é obrigado a usar outra tradução de forma funcional:</text:p>
                  <text:p text:style-name="Preformatted_20_Text">// Returns: "10 ficheros eliminados"</text:p>
                  <text:p text:style-name="Preformatted_20_Text">$count = 10;</text:p>
                  <text:p text:style-name="Preformatted_20_Text">__n('One file removed', '{0} files removed', $count, $count);</text:p>
                  <text:p text:style-name="Preformatted_20_Text"/>
                  <text:p text:style-name="Preformatted_20_Text">// Também é possível utilizá-lo dentro de um domínio</text:p>
                  <text:p text:style-name="P1">__dn('my_plugin', 'One file removed', '{0} files removed', $count, $count);</text:p>
                  <text:p text:style-name="Text_20_body">O número dentro de <text:span text:style-name="Source_20_Text">msgstr[]</text:span> é o número atribuído pela Gettext para o plural na forma da língua. Algumas línguas têm mais de duas formas plurais, para exemplo <text:span text:style-name="Emphasis">Croatian</text:span>:</text:p>
                  <text:p text:style-name="Preformatted_20_Text">msgid "One file removed"</text:p>
                  <text:p text:style-name="Preformatted_20_Text">msgid_plural "{0} files removed"</text:p>
                  <text:p text:style-name="Preformatted_20_Text">msgstr[0] "{0} datoteka je uklonjena"</text:p>
                  <text:p text:style-name="Preformatted_20_Text">msgstr[1] "{0} datoteke su uklonjene"</text:p>
                  <text:p text:style-name="P1">msgstr[2] "{0} datoteka je uklonjeno"</text:p>
                  <text:p text:style-name="Text_20_body">Por favor visite a <text:a xlink:type="simple" xlink:href="https://translations.launchpad.net/+languages">Launchpad languages page</text:a> para uma explicação detalhada dos números de formulário de plurais para cada idioma.</text:p>
                </text:section>
              </text:section>
            </text:section>
            <text:section text:style-name="Sect1" text:name="criar-seus-proprios-tradutores">
              <text:h text:style-name="Heading_20_2" text:outline-level="2">Criar seus próprios Tradutores</text:h>
              <text:p text:style-name="Text_20_body">Se você precisar a divergir convenções do CakePHP sobre onde e como as mensagens de tradução são armazenadas, você pode criar seu próprio carregador de mensagem de tradução. A maneira mais fácil de criar o seu próprio tradutor é através da definição de um carregador para um único domínio e localidade:</text:p>
              <text:p text:style-name="Preformatted_20_Text">use Aura\Intl\Package;</text:p>
              <text:p text:style-name="Preformatted_20_Text"/>
              <text:p text:style-name="Preformatted_20_Text">I18n::translator('animals', 'fr_FR', function () {</text:p>
              <text:p text:style-name="Preformatted_20_Text"><text:s text:c="4"/>$package = new Package(</text:p>
              <text:p text:style-name="Preformatted_20_Text"><text:s text:c="8"/>'default', // The formatting strategy (ICU)</text:p>
              <text:p text:style-name="Preformatted_20_Text"><text:s text:c="8"/>'default' <text:s/>// The fallback domain</text:p>
              <text:p text:style-name="Preformatted_20_Text"><text:s text:c="4"/>);</text:p>
              <text:p text:style-name="Preformatted_20_Text"><text:s text:c="4"/>$package-&gt;setMessages([</text:p>
              <text:p text:style-name="Preformatted_20_Text"><text:s text:c="8"/>'Dog' =&gt; 'Chien',</text:p>
              <text:p text:style-name="Preformatted_20_Text"><text:s text:c="8"/>'Cat' =&gt; 'Chat',</text:p>
              <text:p text:style-name="Preformatted_20_Text"><text:s text:c="8"/>'Bird' =&gt; 'Oiseau'</text:p>
              <text:p text:style-name="Preformatted_20_Text"><text:s text:c="8"/>...</text:p>
              <text:p text:style-name="Preformatted_20_Text"><text:s text:c="4"/>]);</text:p>
              <text:p text:style-name="Preformatted_20_Text"/>
              <text:p text:style-name="Preformatted_20_Text"><text:s text:c="4"/>return $package;</text:p>
              <text:p text:style-name="P1"><text:soft-page-break/>});</text:p>
              <text:p text:style-name="Text_20_body">O código acima pode ser adicionado ao seu <text:span text:style-name="Strong_20_Emphasis">config/bootstrap.php</text:span> de modo que as traduções podem ser encontradas antes de qualquer função de tradução é usada. O mínimo absoluto que é necessário para a criação de um tradutor é que a função do carregador deve retornar um <text:span text:style-name="Source_20_Text">Aura\Intl\Package</text:span> objeto. Uma vez que o código é no lugar que você pode usar as funções de tradução, como de costume:</text:p>
              <text:p text:style-name="Preformatted_20_Text">I18n::locale('fr_FR');</text:p>
              <text:p text:style-name="P1">__d('animals', 'Dog'); // Retorna "Chien"</text:p>
              <text:p text:style-name="Text_20_body">Como você vê objetos, <text:span text:style-name="Source_20_Text">Package</text:span> carregam mensagens de tradução como uma matriz. Você pode passar o método <text:span text:style-name="Source_20_Text">setMessages()</text:span> da maneira que quiser: com código inline, incluindo outro arquivo, chamar outra função, etc. CakePHP fornece algumas funções da carregadeira que podem ser reutilizadas se você só precisa mudar para onde as mensagens são carregadas. Por exemplo, você ainda pode usar <text:span text:style-name="Strong_20_Emphasis">.po</text:span>, mas carregado de outro local:</text:p>
              <text:p text:style-name="Preformatted_20_Text">use Cake\I18n\MessagesFileLoader as Loader;</text:p>
              <text:p text:style-name="Preformatted_20_Text"/>
              <text:p text:style-name="Preformatted_20_Text">// Load messages from src/Locale/folder/sub_folder/filename.po</text:p>
              <text:p text:style-name="Preformatted_20_Text"/>
              <text:p text:style-name="Preformatted_20_Text">I18n::translator(</text:p>
              <text:p text:style-name="Preformatted_20_Text"><text:s text:c="4"/>'animals',</text:p>
              <text:p text:style-name="Preformatted_20_Text"><text:s text:c="4"/>'fr_FR',</text:p>
              <text:p text:style-name="Preformatted_20_Text"><text:s text:c="4"/>new Loader('filename', 'folder/sub_folder', 'po')</text:p>
              <text:p text:style-name="P1">);</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2T21:06:32.477891769</meta:creation-date>
    <dc:date>2016-09-02T21:11:02.438484695</dc:date>
    <meta:editing-duration>PT12S</meta:editing-duration>
    <meta:editing-cycles>3</meta:editing-cycles>
    <meta:generator>LibreOffice/4.2.8.2$Linux_X86_64 LibreOffice_project/420m0$Build-2</meta:generator>
    <meta:document-statistic meta:table-count="0" meta:image-count="0" meta:object-count="0" meta:page-count="9" meta:paragraph-count="228" meta:word-count="2519" meta:character-count="16546" meta:non-whitespace-character-count="13974"/>
  </office:meta>
</office:document-meta>
</file>